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4569in" fo:margin-left="-0.0785in" table:align="left" style:writing-mode="lr-tb"/>
    </style:style>
    <style:style style:name="Table1.A" style:family="table-column">
      <style:table-column-properties style:column-width="2.325in"/>
    </style:style>
    <style:style style:name="Table1.B" style:family="table-column">
      <style:table-column-properties style:column-width="2.2299in"/>
    </style:style>
    <style:style style:name="Table1.C" style:family="table-column">
      <style:table-column-properties style:column-width="1.9021in"/>
    </style:style>
    <style:style style:name="Table1.1" style:family="table-row">
      <style:table-row-properties style:keep-together="true" fo:keep-together="auto"/>
    </style:style>
    <style:style style:name="Table1.A1" style:family="table-cell">
      <style:table-cell-properties style:vertical-align="top" fo:background-color="#f3f3f3" fo:padding-left="0.075in" fo:padding-right="0.075in" fo:padding-top="0in" fo:padding-bottom="0in" fo:border-left="0.0069in solid #808080" fo:border-right="none" fo:border-top="0.0069in solid #808080" fo:border-bottom="0.0069in solid #808080" style:writing-mode="lr-tb">
        <style:background-image/>
      </style:table-cell-properties>
    </style:style>
    <style:style style:name="Table1.C1" style:family="table-cell">
      <style:table-cell-properties style:vertical-align="top" fo:background-color="#f3f3f3" fo:padding-left="0.075in" fo:padding-right="0.075in" fo:padding-top="0in" fo:padding-bottom="0in" fo:border="0.0069in solid #808080" style:writing-mode="lr-tb">
        <style:background-image/>
      </style:table-cell-properties>
    </style:style>
    <style:style style:name="Table1.2" style:family="table-row">
      <style:table-row-properties style:min-row-height="0.3576in" style:keep-together="true" fo:keep-together="auto"/>
    </style:style>
    <style:style style:name="Table2" style:family="table">
      <style:table-properties style:width="6.7083in" fo:margin-left="0in" fo:margin-right="-0.0014in" table:align="margins" style:writing-mode="lr-tb"/>
    </style:style>
    <style:style style:name="Table2.A" style:family="table-column">
      <style:table-column-properties style:column-width="2.4167in" style:rel-column-width="23608*"/>
    </style:style>
    <style:style style:name="Table2.B" style:family="table-column">
      <style:table-column-properties style:column-width="1.0521in" style:rel-column-width="10278*"/>
    </style:style>
    <style:style style:name="Table2.C" style:family="table-column">
      <style:table-column-properties style:column-width="1.0208in" style:rel-column-width="9972*"/>
    </style:style>
    <style:style style:name="Table2.D" style:family="table-column">
      <style:table-column-properties style:column-width="2.2188in" style:rel-column-width="21677*"/>
    </style:style>
    <style:style style:name="Table2.1" style:family="table-row">
      <style:table-row-properties style:keep-together="true" fo:keep-together="auto"/>
    </style:style>
    <style:style style:name="Table2.A1" style:family="table-cell">
      <style:table-cell-properties style:vertical-align="top" fo:background-color="#f3f3f3" fo:padding-left="0.075in" fo:padding-right="0.075in" fo:padding-top="0in" fo:padding-bottom="0in" fo:border-left="0.0069in solid #c0c0c0" fo:border-right="none" fo:border-top="0.0069in solid #c0c0c0" fo:border-bottom="0.0069in solid #c0c0c0" style:writing-mode="lr-tb">
        <style:background-image/>
      </style:table-cell-properties>
    </style:style>
    <style:style style:name="Table2.D1" style:family="table-cell">
      <style:table-cell-properties style:vertical-align="top" fo:background-color="#f3f3f3" fo:padding-left="0.075in" fo:padding-right="0.075in" fo:padding-top="0in" fo:padding-bottom="0in" fo:border="0.0069in solid #c0c0c0" style:writing-mode="lr-tb">
        <style:background-image/>
      </style:table-cell-properties>
    </style:style>
    <style:style style:name="P1" style:family="paragraph" style:parent-style-name="Brødtekstinnrykk_20_2">
      <style:paragraph-properties fo:margin-left="0in" fo:margin-right="0in" fo:text-indent="0in" style:auto-text-indent="false"/>
      <style:text-properties style:font-name="Arial" fo:font-style="normal" style:font-style-asian="normal" style:font-name-complex="Arial"/>
    </style:style>
    <style:style style:name="P2" style:family="paragraph" style:parent-style-name="Brødtekstinnrykk_20_2">
      <style:paragraph-properties fo:margin-left="0in" fo:margin-right="0in" fo:text-indent="0in" style:auto-text-indent="false"/>
      <style:text-properties style:font-name="Arial" fo:font-size="11pt" fo:font-style="normal" style:font-size-asian="11pt" style:font-style-asian="normal" style:font-name-complex="Arial" style:font-size-complex="11pt"/>
    </style:style>
    <style:style style:name="P3" style:family="paragraph" style:parent-style-name="Standard">
      <style:text-properties style:font-name="Arial" fo:font-size="11pt" style:font-size-asian="11pt" style:font-name-complex="Arial" style:font-size-complex="11pt"/>
    </style:style>
    <style:style style:name="P4" style:family="paragraph" style:parent-style-name="Standard">
      <style:text-properties style:font-name="Arial" fo:font-size="11pt" style:font-size-asian="11pt" style:font-name-complex="Arial" style:font-size-complex="11pt" style:font-style-complex="italic"/>
    </style:style>
    <style:style style:name="P5" style:family="paragraph" style:parent-style-name="Standard">
      <style:text-properties style:font-name="Arial" fo:font-size="10pt" fo:font-weight="bold" style:font-size-asian="10pt" style:font-weight-asian="bold" style:font-name-complex="Arial" style:font-size-complex="10pt"/>
    </style:style>
    <style:style style:name="P6" style:family="paragraph" style:parent-style-name="Standard">
      <style:text-properties fo:language="en" fo:country="GB"/>
    </style:style>
    <style:style style:name="P7" style:family="paragraph" style:parent-style-name="Standard">
      <style:paragraph-properties fo:break-before="page"/>
      <style:text-properties style:font-name="Arial" fo:font-size="16pt" fo:language="en" fo:country="GB" fo:font-weight="bold" style:font-size-asian="16pt" style:font-weight-asian="bold" style:font-name-complex="Arial" style:font-size-complex="16pt"/>
    </style:style>
    <style:style style:name="P8" style:family="paragraph" style:parent-style-name="Standard">
      <style:paragraph-properties fo:margin-left="0in" fo:margin-right="0.1402in" fo:text-indent="0in" style:auto-text-indent="false">
        <style:tab-stops>
          <style:tab-stop style:position="0.25in"/>
        </style:tab-stops>
      </style:paragraph-properties>
    </style:style>
    <style:style style:name="P9" style:family="paragraph" style:parent-style-name="Standard">
      <style:paragraph-properties fo:margin-left="0in" fo:margin-right="0.1402in" fo:text-indent="0in" style:auto-text-indent="false" style:snap-to-layout-grid="false"/>
    </style:style>
    <style:style style:name="P10" style:family="paragraph" style:parent-style-name="Standard">
      <style:paragraph-properties fo:margin-left="0in" fo:margin-right="0.1402in" fo:text-indent="0in" style:auto-text-indent="false"/>
      <style:text-properties style:font-name="Arial" fo:font-size="10pt" fo:font-weight="bold" style:font-size-asian="10pt" style:font-weight-asian="bold" style:font-name-complex="Arial" style:font-size-complex="10pt"/>
    </style:style>
    <style:style style:name="P11" style:family="paragraph" style:parent-style-name="Standard">
      <style:paragraph-properties fo:margin-left="0in" fo:margin-right="0.1402in" fo:text-indent="0in" style:auto-text-indent="false" style:snap-to-layout-grid="false"/>
      <style:text-properties style:font-name="Arial" fo:font-size="10pt" fo:font-weight="bold" style:font-size-asian="10pt" style:font-weight-asian="bold" style:font-name-complex="Arial" style:font-size-complex="10pt"/>
    </style:style>
    <style:style style:name="P12" style:family="paragraph" style:parent-style-name="Standard">
      <style:paragraph-properties fo:margin-left="0in" fo:margin-right="0.1402in" fo:text-align="justify" style:justify-single-word="false" fo:text-indent="0in" style:auto-text-indent="false"/>
      <style:text-properties style:font-name="Arial" fo:font-size="10pt" fo:font-weight="bold" style:font-size-asian="10pt" style:font-weight-asian="bold" style:font-name-complex="Arial" style:font-size-complex="10pt"/>
    </style:style>
    <style:style style:name="P13" style:family="paragraph" style:parent-style-name="Standard">
      <style:paragraph-properties fo:margin-left="0in" fo:margin-right="0.1402in" fo:line-height="150%" fo:text-indent="0in" style:auto-text-indent="false" style:snap-to-layout-grid="false"/>
      <style:text-properties style:font-name="Arial" fo:font-size="10pt" style:font-size-asian="10pt" style:font-name-complex="Arial" style:font-size-complex="10pt"/>
    </style:style>
    <style:style style:name="P14" style:family="paragraph" style:parent-style-name="Standard">
      <style:paragraph-properties fo:margin-left="0in" fo:margin-right="0.1402in" fo:line-height="150%" fo:text-align="center" style:justify-single-word="false" fo:text-indent="0in" style:auto-text-indent="false" style:snap-to-layout-grid="false"/>
      <style:text-properties style:font-name="Arial" fo:font-weight="bold" style:font-weight-asian="bold" style:font-name-complex="Arial"/>
    </style:style>
    <style:style style:name="P15" style:family="paragraph" style:parent-style-name="Standard">
      <style:paragraph-properties fo:margin-left="0in" fo:margin-right="0.1402in" fo:text-indent="0in" style:auto-text-indent="false"/>
      <style:text-properties style:font-name="Arial" fo:font-size="9pt" style:font-size-asian="9pt" style:font-name-complex="Arial" style:font-size-complex="9pt"/>
    </style:style>
    <style:style style:name="P16" style:family="paragraph" style:parent-style-name="Standard">
      <style:paragraph-properties fo:margin-left="0in" fo:margin-right="0.1402in" fo:text-align="justify" style:justify-single-word="false" fo:text-indent="0in" style:auto-text-indent="false"/>
      <style:text-properties style:font-name="Arial" fo:font-size="9pt" style:font-size-asian="9pt" style:font-name-complex="Arial" style:font-size-complex="9pt"/>
    </style:style>
    <style:style style:name="P17" style:family="paragraph" style:parent-style-name="Standard">
      <style:paragraph-properties fo:margin-left="0in" fo:margin-right="0.1402in" fo:text-indent="0in" style:auto-text-indent="false">
        <style:tab-stops>
          <style:tab-stop style:position="0.25in"/>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margin-left="0in" fo:margin-right="0.1402in" fo:text-align="justify" style:justify-single-word="false" fo:text-indent="0in" style:auto-text-indent="false"/>
    </style:style>
    <style:style style:name="P19" style:family="paragraph" style:parent-style-name="Standard">
      <style:paragraph-properties fo:margin-left="0in" fo:margin-right="0.1417in" fo:text-indent="0in" style:auto-text-indent="false" style:snap-to-layout-grid="false"/>
      <style:text-properties style:font-name="Arial" fo:font-size="10pt" fo:font-weight="bold" style:font-size-asian="10pt" style:font-weight-asian="bold" style:font-name-complex="Arial" style:font-size-complex="10pt" style:font-weight-complex="bold"/>
    </style:style>
    <style:style style:name="P20" style:family="paragraph" style:parent-style-name="Standard">
      <style:paragraph-properties fo:margin-left="0in" fo:margin-right="0.1417in" fo:text-align="center" style:justify-single-word="false" fo:text-indent="0in" style:auto-text-indent="false" style:snap-to-layout-grid="false"/>
      <style:text-properties style:font-name="Arial" fo:font-size="10pt" fo:font-weight="bold" style:font-size-asian="10pt" style:font-weight-asian="bold" style:font-name-complex="Arial" style:font-size-complex="10pt"/>
    </style:style>
    <style:style style:name="P21" style:family="paragraph" style:parent-style-name="Standard">
      <style:paragraph-properties fo:margin-left="0in" fo:margin-right="0.1417in" fo:text-indent="0in" style:auto-text-indent="false" style:snap-to-layout-grid="false"/>
      <style:text-properties style:font-name="Arial" fo:font-size="10pt" fo:font-weight="bold" style:font-size-asian="10pt" style:font-weight-asian="bold" style:font-name-complex="Arial" style:font-size-complex="10pt"/>
    </style:style>
    <style:style style:name="P22" style:family="paragraph" style:parent-style-name="Standard">
      <style:paragraph-properties fo:margin-left="0in" fo:margin-right="0.1417in" fo:text-align="center" style:justify-single-word="false" fo:text-indent="0in" style:auto-text-indent="false"/>
      <style:text-properties style:font-name="Arial" fo:font-size="8pt" style:font-size-asian="8pt" style:font-name-complex="Arial" style:font-size-complex="8pt"/>
    </style:style>
    <style:style style:name="P23" style:family="paragraph" style:parent-style-name="Brødtekstinnrykk_20_2" style:master-page-name="Standard">
      <style:paragraph-properties fo:margin-left="0in" fo:margin-right="0in" fo:text-indent="0in" style:auto-text-indent="false" style:page-number="auto"/>
      <style:text-properties style:font-name="Arial" fo:font-style="normal" fo:font-weight="bold" style:font-style-asian="normal" style:font-weight-asian="bold" style:font-name-complex="Arial"/>
    </style:style>
    <style:style style:name="P24" style:family="paragraph" style:parent-style-name="Brødtekstinnrykk_20_2">
      <style:paragraph-properties fo:margin-left="0in" fo:margin-right="0in" fo:text-indent="0in" style:auto-text-indent="false"/>
      <style:text-properties style:font-name="Arial" fo:font-size="11pt" fo:font-style="normal" style:font-size-asian="11pt" style:font-style-asian="normal" style:font-name-complex="Arial" style:font-size-complex="11pt"/>
    </style:style>
    <style:style style:name="P25" style:family="paragraph" style:parent-style-name="Standard">
      <style:text-properties style:font-name="Arial" fo:font-size="11pt" style:font-size-asian="11pt" style:font-name-complex="Arial" style:font-size-complex="11pt"/>
    </style:style>
    <style:style style:name="P26" style:family="paragraph" style:parent-style-name="Standard">
      <style:text-properties style:font-name="Arial" fo:font-size="11pt" fo:font-weight="bold" style:font-size-asian="11pt" style:font-weight-asian="bold" style:font-name-complex="Arial" style:font-size-complex="11pt"/>
    </style:style>
    <style:style style:name="P27" style:family="paragraph" style:parent-style-name="Standard">
      <style:paragraph-properties>
        <style:tab-stops>
          <style:tab-stop style:position="0.25in"/>
        </style:tab-stops>
      </style:paragraph-properties>
      <style:text-properties style:font-name="Arial" fo:font-size="11pt" fo:font-weight="bold" style:font-size-asian="11pt" style:font-weight-asian="bold" style:font-name-complex="Arial" style:font-size-complex="11pt" style:font-weight-complex="bold"/>
    </style:style>
    <style:style style:name="P28" style:family="paragraph" style:parent-style-name="Standard" style:list-style-name="L1"/>
    <style:style style:name="P29" style:family="paragraph" style:parent-style-name="Standard">
      <style:paragraph-properties fo:margin-left="0in" fo:margin-right="0.1402in" fo:text-indent="0in" style:auto-text-indent="false"/>
      <style:text-properties style:font-name="Arial" fo:font-size="9pt" style:font-size-asian="9pt" style:font-name-complex="Arial" style:font-size-complex="9pt"/>
    </style:style>
    <style:style style:name="P30" style:family="paragraph" style:parent-style-name="Standard">
      <style:paragraph-properties fo:margin-left="0in" fo:margin-right="0.1402in" fo:text-align="justify" style:justify-single-word="false" fo:text-indent="0in" style:auto-text-indent="false"/>
      <style:text-properties style:font-name="Arial" fo:font-size="9pt" style:font-size-asian="9pt" style:font-name-complex="Arial" style:font-size-complex="9pt"/>
    </style:style>
    <style:style style:name="P31" style:family="paragraph" style:parent-style-name="Standard">
      <style:paragraph-properties fo:margin-left="0in" fo:margin-right="0.1402in" fo:text-indent="0in" style:auto-text-indent="false">
        <style:tab-stops>
          <style:tab-stop style:position="0.25in"/>
        </style:tab-stops>
      </style:paragraph-properties>
      <style:text-properties style:font-name="Arial" fo:font-size="11pt" fo:font-weight="bold" style:font-size-asian="11pt" style:font-weight-asian="bold" style:font-name-complex="Arial" style:font-size-complex="11pt" style:font-weight-complex="bold"/>
    </style:style>
    <style:style style:name="P32" style:family="paragraph" style:parent-style-name="Standard">
      <style:paragraph-properties fo:margin-left="0in" fo:margin-right="0.1402in" fo:text-align="justify" style:justify-single-word="false" fo:text-indent="0in" style:auto-text-indent="false"/>
      <style:text-properties style:font-name="Arial" fo:font-size="10pt" fo:font-weight="bold" style:font-size-asian="10pt" style:font-weight-asian="bold" style:font-name-complex="Arial" style:font-size-complex="10pt"/>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fo:font-weight="bold" style:font-size-asian="11pt" style:font-weight-asian="bold" style:font-name-complex="Arial" style:font-size-complex="11pt" style:font-weight-complex="bold"/>
    </style:style>
    <style:style style:name="T3" style:family="text">
      <style:text-properties style:font-name="Arial" fo:font-size="9pt" style:font-size-asian="9pt" style:font-name-complex="Arial" style:font-size-complex="9pt"/>
    </style:style>
    <style:style style:name="T4" style:family="text">
      <style:text-properties style:font-name="Arial" fo:font-size="10pt" fo:font-weight="bold" style:font-size-asian="10pt" style:font-weight-asian="bold" style:font-name-complex="Arial" style:font-size-complex="10pt"/>
    </style:style>
    <style:style style:name="T5" style:family="text">
      <style:text-properties style:font-name="Arial" fo:font-size="10pt" style:font-size-asian="10pt" style:font-name-complex="Arial" style:font-size-complex="10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228in" fo:border="0.0071in solid #000000">
        <style:background-image/>
      </style:graphic-properties>
    </style:style>
    <style:style style:name="fr2" style:family="graphic" style:parent-style-name="Frame">
      <style:graphic-properties fo:margin-left="0.098in" fo:margin-right="0.098in"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Bakgrunn</text:p>
      <text:p text:style-name="P1"/>
      <text:p text:style-name="P2"/>
      <text:p text:style-name="P3">Sparebanken Vest/Visjon Vest (VV) skal i samarbeid med BTO dele ut 1 stipend verdi NOK200 000,-, hvorav NOK 100 000,- utdeles i cash + inntil verdi 100 000,- i forretningsutvikling.</text:p>
      <text:p text:style-name="P3"/>
      <text:p text:style-name="P2">Stipendet deles ut til den idé eller forskingsresultat som juryen mener har størst kommersielt potensial. Vinner bestemmer selv hva stipendet skal benyttes til. Stipendene deles ut under innovasjonskonkurransen GROW’2011 som foregår 16. og 17.mars.</text:p>
      <text:p text:style-name="P4"/>
      <text:p text:style-name="P2">Forskere og ansatte ved UiB, Havforskningen, Helse Bergen og Høyskolen i Bergen har anledning til å søke om stipend (inkluderer inkluderer forskere, stipendiater, phd-studenter,). Skjemaet skal fylles ut etter beste evne, og behøver maks å være på 3-4 A4 sider. Hensikten med skjemaet er å gi juryen en god bakgrunn for å vurdere idéens kommersielle potensial og hvilke produktmuligheter som ligger i denne forskningsbaserte idéen, og til undersøkelser omkring de kommersielle muligheter for slike produkter. </text:p>
      <text:p text:style-name="P2"/>
      <text:p text:style-name="P2">Eksempel på utfylt skjema vil også være tilgjengelig på www.bergento.no. Det dokumentet er ment som en hjelp i søknaden. Dokumentet gjennomgår de ulike elementene i søknaden gjennom å beskrive en søknad for en oppdiktet oppfinnelse. Det understrekes at faktaopplysningene i det ferdig utfylte skjemaet er oppdiktede. </text:p>
      <text:p text:style-name="P3"/>
      <text:p text:style-name="P3">Alle søknader vil bli behandlet konfidensielt. Kun BTO ansatte og juryen vil ha tilgang til søknadene. </text:p>
      <text:p text:style-name="P3"/>
      <text:p text:style-name="P26">Søknadsfrist: 3. mars 2011</text:p>
      <text:p text:style-name="Standard"><text:span text:style-name="T1">Søknader sendes: </text:span><text:a xlink:type="simple" xlink:href="mailto:stipend@bergento.no"><text:span text:style-name="Internet_20_link"><text:span text:style-name="T1">stipend@bergento.no</text:span></text:span></text:a></text:p>
      <text:p text:style-name="P3"/>
      <text:p text:style-name="Standard"><text:span text:style-name="T1">Eventuelle spørsmål, kontakt oss på 55 58 30 50, eller </text:span><text:a xlink:type="simple" xlink:href="mailto:post@bergento.no"><text:span text:style-name="Internet_20_link"><text:span text:style-name="T1">post@bergento.no</text:span></text:span></text:a></text:p>
      <text:p text:style-name="P3"/>
      <text:p text:style-name="P7">Stipendkonkurranse</text:p>
      <text:p text:style-name="P6"/>
      <text:p text:style-name="P6"/>
      <text:p text:style-name="P8"><text:span text:style-name="T2">1. <text:tab/>Navn på oppfinnelsen</text:span><text:span text:style-name="T1"> <text:line-break/></text:span><text:span text:style-name="T3">Gi et dekkende navn på oppfinnelsen. Navnet skal være kort og saklig.</text:span><text:span text:style-name="T1"> </text:span></text:p>
      <text:p text:style-name="Standard"/>
      <text:p text:style-name="Standard">MVCore (MVC with ECore)</text:p>
      <text:p text:style-name="Standard"/>
      <text:p text:style-name="Standard"/>
      <text:p text:style-name="Standard"/>
      <text:p text:style-name="P27">2. <text:tab/>Oppfinnere</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avn:</text:p>
          </table:table-cell>
          <table:table-cell table:style-name="Table1.A1" office:value-type="string">
            <text:p text:style-name="P9"><text:span text:style-name="T4">Arbeidssted </text:span><text:span text:style-name="T5">(institutt/avdeling/arbeidsgiver):</text:span></text:p>
          </table:table-cell>
          <table:table-cell table:style-name="Table1.C1" office:value-type="string">
            <text:p text:style-name="P11">Kontaktinfo: <text:s text:c="3"/></text:p>
          </table:table-cell>
        </table:table-row>
        <table:table-row table:style-name="Table1.2">
          <table:table-cell table:style-name="Table1.A1" office:value-type="string">
            <text:p text:style-name="P11"/>
            <text:p text:style-name="P10"><text:text-input text:description="Tekst8">Kent Inge Fagerland Simonsen</text:text-input></text:p>
          </table:table-cell>
          <table:table-cell table:style-name="Table1.A1" office:value-type="string">
            <text:p text:style-name="P11"/>
            <text:p text:style-name="P10"><text:text-input text:description="Tekst8">Intitutt for data og realfag/Avdeling for ingernørutdanning/Høgskolen i Bergen</text:text-input></text:p>
          </table:table-cell>
          <table:table-cell table:style-name="Table1.C1" office:value-type="string">
            <text:p text:style-name="P11"/>
            <text:p text:style-name="P10"><text:bookmark-start text:name="Tekst11"/><text:text-input text:description="Tekst11">Epost: kifs@hib.no
Telefon: +4790139963</text:text-input><text:bookmark-end text:name="Tekst11"/></text:p>
          </table:table-cell>
        </table:table-row>
      </table:table>
      <text:p text:style-name="P3"/>
      <text:p text:style-name="P3"/>
      <text:p text:style-name="P8"><draw:frame draw:style-name="fr1" draw:name="Frame1" text:anchor-type="char" svg:x="-22.7555in" svg:y="7.902in" svg:width="0.2063in" svg:height="0.2063in" draw:z-index="1"><draw:text-box><text:p text:style-name="Standard"/></draw:text-box></draw:frame><text:span text:style-name="T2">3</text:span><text:span text:style-name="T2">. <text:tab/>Teknologibeskrivelse</text:span></text:p>
      <text:p text:style-name="P16">Gi en kort og konsis beskrivelse. For at idéen eller forskningsresultatet skal defineres som en oppfinnelse, må den ha teknisk karakter, teknisk effekt og den må være reproduserbar (industriell utnyttelse). Den må skille seg vesentlig fra kjent teknikk. Den må dessuten være ny. Beskrivelsen skal sette juryen i stand til å vurdere hvorvidt oppfinnelsen er patenterbar og om det foreligger et kommersielt potensial i oppfinnelsen.</text:p>
      <text:p text:style-name="P16"/>
      <text:p text:style-name="P12"/>
      <text:p text:style-name="P12">MVCore er et system for utvikling av </text:p>
      <text:p text:style-name="P12"/>
      <text:p text:style-name="P12"/>
      <text:p text:style-name="P12"><text:text-input text:description="Tekst8">Modeldrevet utviklilng (MDE)  har lenge vært ventet å bli et nytt paradigme innen programmavreutviklnig. Likevel har vidspredd industiriell bruk av MDE latt vente på seg. 

MVC rammeverk for vev-applikasjoner, som Ruby on Rails, har hatt stor sukksess de siste årene. Noen av grunnene til den suksessen er at disse rammeverkene tillater utviklere å raskt og enkelt lage prototyper som senere kan utvides til funksjonelle vevapplikasjoner igjen med lav tidsbruk.

MVCore er et verktøy som kombinerer robustheten og portabliteten som kommer med bruk av teknikker fra MDE med enkelhet og utviklingshastighet som kommer av å bruke Ruby on Rails lignede rammeverk.

MVCore er i seg selv en plugin til programutviklingsplattformen Eclipse. Sammen med andre fritt tilgjengelige plugins  gjør det mulig å modellere og automatisk generere store deler av vevapplikasjoner. Pr idag generes kode kun for rammeverket Grails, men der er planer for å utvide støtten for flere plattformer.

En begranset versjon av systemet brukes allerede av Machina AS i et prosjekt for å lage et arkiveringssystem med stor nytte.</text:text-input></text:p>
      <text:p text:style-name="P16"/>
      <text:p text:style-name="P16"/>
      <text:p text:style-name="P16"/>
      <text:p text:style-name="P16"/>
      <text:p text:style-name="P16">Modeldrevet utviklilng (MDE) <text:s/>har lenge vært ventet å bli et nytt paradigme innen programmavreutviklnig. Likevel har vidspredd industiriell bruk av MDE latt vente på seg. </text:p>
      <text:p text:style-name="P16"/>
      <text:p text:style-name="P16"><text:soft-page-break/>MVC rammeverk for vev-applikasjoner, som Ruby on Rails, har hatt stor sukksess de siste årene. Noen av grunnene til den suksessen er at disse rammeverkene tillater utviklere å raskt og enkelt lage prototyper som senere kan utvides til funksjonelle vevapplikasjoner igjen med lav tidsbruk.</text:p>
      <text:p text:style-name="P16"/>
      <text:p text:style-name="P16">MVCore er et verktøy som kombinerer MDE med Ruby on RaILS lignede MVC rammeverk. Målet med systemer er at man skal kunne utvikle applikasjoner med en utviklingshastighet tilsvarende eller beder enn den man får fra MVC rammeverk. Samtidig som flere av fordelene ved MDE bevares. Slik vil man kunne lage robuste applikasjoner som samtidig er har en viss grad av plattformuavhenghet og er <text:s/>raske og enkle å lage. </text:p>
      <text:p text:style-name="P16"/>
      <text:p text:style-name="P16">applikasjonerrobustheten og portabliteten som kommer med bruk av teknikker fra MDE med enkelhet og utviklingshastighet som kommer av å bruke Ruby on Rails lignede rammeverk.</text:p>
      <text:p text:style-name="P16"/>
      <text:p text:style-name="P16">MVCore er i seg selv en plugin til programutviklingsplattformen Eclipse. Sammen med andre fritt tilgjengelige plugins <text:s/>gjør det mulig å modellere og automatisk generere store deler av vevapplikasjoner. Pr idag generes kode kun for rammeverket Grails, men der er planer for å utvide støtten for flere plattformer.</text:p>
      <text:p text:style-name="P16"/>
      <text:p text:style-name="P16">En begranset versjon av systemet brukes allerede av Machina AS i et prosjekt for å lage et arkiveringssystem med stor nytte.</text:p>
      <text:p text:style-name="P16"/>
      <text:p text:style-name="P16"/>
      <text:p text:style-name="P8"><draw:frame draw:style-name="fr1" draw:name="Frame2" text:anchor-type="char" svg:x="-22.7555in" svg:y="7.902in" svg:width="0.2063in" svg:height="0.2063in" draw:z-index="2"><draw:text-box><text:p text:style-name="Standard"/></draw:text-box></draw:frame><text:span text:style-name="T2">4</text:span><text:span text:style-name="T2">. <text:tab/>Kommersiell anvendelse</text:span></text:p>
      <text:p text:style-name="P16">Gi en kort og konsis beskrivelse. Oppfinner(ne) skal gi en kort vurdering ut fra den kunnskap man har av markedet og mulig næringsnytte av oppfinnelsen. </text:p>
      <text:p text:style-name="P18"/>
      <text:p text:style-name="P5"><text:text-input text:description="Tekst8">Jeg mener at MVCore har betydelig markedspotensiale i det at fordeler fra både MDE og MVC rammeverk kan kombineres.

De mest nærliggende intjeningsmulighetene ligger i utvikling av spesilaiserte utvidleser av MVCore for kunder med spesielle behov,  konsulentvirksomhet for både utvikling av utvidelser og bruk av MVCore og opplæring i bruk av MVCore og nærliggende teknologier.</text:text-input></text:p>
      <text:p text:style-name="Standard"/>
      <text:p text:style-name="Standard">Vi mener at MVCore har betydelig markedspotensiale i det at fordeler fra både MDE og MVC rammeverk kan kombineres.</text:p>
      <text:p text:style-name="Standard"/>
      <text:p text:style-name="Standard">Vi mener at direkte lisenssalg ikke vil være en god inntjeningsmulighet men heller at selve MVCore bør gis ut gratis med en fri programvarelisens som for eksempel GPL. De mest nærliggende inntjeningsmulighetene ligger heller i det følgende:</text:p>
      <text:p text:style-name="Standard"/>
      <text:list xml:id="list100032501" text:style-name="L1">
        <text:list-item>
          <text:p text:style-name="P28">Utvikling av spesialiserte utvidelser av MVCore <text:s/>for kunder med <text:s/>særlige behov.</text:p>
        </text:list-item>
        <text:list-item>
          <text:p text:style-name="P28">Opplæring i bruk av MVCore og nærliggende teknologier.</text:p>
        </text:list-item>
        <text:list-item>
          <text:p text:style-name="P28">Vev-applikasjonsutvikling vha MVCore.</text:p>
        </text:list-item>
        <text:list-item>
          <text:p text:style-name="P28">Relatert konsulentvirksomhet.</text:p>
        </text:list-item>
        <text:list-item>
          <text:p text:style-name="P28">Flerlisensiering for kunder som ønsker særlige lisensieringsregler.</text:p>
        </text:list-item>
      </text:list>
      <text:p text:style-name="Standard"/>
      <text:p text:style-name="Standard"/>
      <text:p text:style-name="P8"><text:span text:style-name="T2">5. <text:tab/>Er idéen offentliggjort / publisert?</text:span><text:span text:style-name="T1"> </text:span></text:p>
      <text:p text:style-name="P16">Offentliggjøring inkluderer publisering, muntlig framleggelse i seminarer eller gjennom foredrag, presseoppslag, annen mediedekning eller liknende. <text:s text:c="4"/></text:p>
      <text:p text:style-name="Standard"/>
      <text:p text:style-name="Standard"><draw:frame draw:style-name="fr2" draw:name="Frame3" text:anchor-type="paragraph" svg:x="-0.0535in" svg:y="-0.0354in" svg:width="6.7071in" draw:z-index="0"><draw:text-box fo:min-height="0.1457in"><table:table table:name="Table2" table:style-name="Table2"><table:table-column table:style-name="Table2.A"/><table:table-column table:style-name="Table2.B"/><table:table-column table:style-name="Table2.C"/><table:table-column table:style-name="Table2.D"/><table:table-row table:style-name="Table2.1"><table:table-cell table:style-name="Table2.A1" office:value-type="string"><text:p text:style-name="P19"/></table:table-cell><table:table-cell table:style-name="Table2.A1" office:value-type="string"><text:p text:style-name="P20">Nei</text:p><text:p text:style-name="P22">(sett ett kryss)</text:p></table:table-cell><table:table-cell table:style-name="Table2.A1" office:value-type="string"><text:p text:style-name="P20">Ja</text:p><text:p text:style-name="P22">(sett ett kryss)</text:p></table:table-cell><table:table-cell table:style-name="Table2.D1" office:value-type="string"><text:p text:style-name="P21">Hvis ja, når?</text:p></table:table-cell></table:table-row><table:table-row table:style-name="Table2.1"><table:table-cell table:style-name="Table2.A1" office:value-type="string"><text:p text:style-name="P13">Er oppfinnelsen offentliggjort?</text:p></table:table-cell><table:table-cell table:style-name="Table2.A1" office:value-type="string"><text:p text:style-name="P14"><text:text-input text:description="Tekst9">     </text:text-input></text:p></table:table-cell><table:table-cell table:style-name="Table2.A1" office:value-type="string"><text:p text:style-name="P14"><text:text-input text:description="Tekst9">X</text:text-input></text:p></table:table-cell><table:table-cell table:style-name="Table2.D1" office:value-type="string"><text:p text:style-name="P13"><text:text-input text:description="Tekst9">Norsk Informaikk Konferanse 2010</text:text-input></text:p></table:table-cell></table:table-row></table:table></draw:text-box></draw:frame></text:p>
      <text:p text:style-name="Standard"/>
      <text:p text:style-name="Standard"/>
      <text:p text:style-name="Standard"/>
      <text:p text:style-name="P17"><text:soft-page-break/></text:p>
      <text:p text:style-name="P17"/>
      <text:p text:style-name="P17"/>
      <text:p text:style-name="P17"/>
      <text:p text:style-name="P17"/>
      <text:p text:style-name="P17">6.<text:tab/>Når oppsto oppfinnelsen?</text:p>
      <text:p text:style-name="P15">Hvilket år oppfinner(ne) oppdaget de konsept som var essensielle for oppfinnelsen</text:p>
      <text:p text:style-name="P15"/>
      <text:p text:style-name="P10"><text:text-input text:description="Tekst8">2009-2010</text:text-input></text:p>
      <text:p text:style-name="P15"/>
      <text:p text:style-name="P15"/>
      <text:p text:style-name="P15"/>
      <text:p text:style-name="P31">7. <text:tab/>Hvem har finansiert idéen / oppfinnelsen?</text:p>
      <text:p text:style-name="P15">Dersom oppfinnelsen og dens tilblivelse helt eller delvis er blitt finansiert fra en eller flere eksterne kilder må dette oppgis. Dette fordi det kan/vil ha betydning for fordeling av eierrettigheter til oppfinnelsen/resultatet og for en eventuell næringsmessig utnyttelsen av oppfinnelsen.</text:p>
      <text:p text:style-name="P15"/>
      <text:p text:style-name="P10"><text:text-input text:description="Tekst8">Tidlig versjon er utviklet av Machina AS i sammarbeid med Høgskolen i Bergen. Machina kan være villige til å også bidra til videre utvikling og markedsføring.</text:text-input></text:p>
      <text:p text:style-name="P15"/>
      <text:p text:style-name="P15"/>
      <text:p text:style-name="P15"/>
      <text:p text:style-name="P15"/>
      <text:p text:style-name="P3">Signatur:</text:p>
      <text:p text:style-name="P3"/>
      <text:p text:style-name="P3"/>
      <text:p text:style-name="P3"/>
      <text:p text:style-name="P3">____________________________________________<text:line-break/>Oppf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nb" fo:country="NO"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rødtekstinnrykk_20_2" style:display-name="Brødtekstinnrykk 2" style:family="paragraph" style:parent-style-name="Standard">
      <style:paragraph-properties fo:margin-left="0.25in" fo:margin-right="0in" fo:text-indent="0in" style:auto-text-indent="false"/>
      <style:text-properties style:font-name="Verdana"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_20_for_20_avsnitt" style:display-name="Standardskrift for avsnitt" style:family="text"/>
    <style:style style:name="Internet_20_link" style:display-name="Internet link" style:family="text" style:parent-style-name="Standardskrift_20_for_20_avsnit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ipendkonkurranse</dc:title>
    <meta:initial-creator>cha062</meta:initial-creator>
    <meta:creation-date>2011-02-09T14:08:00</meta:creation-date>
    <dc:date>2011-03-03T22:37:39</dc:date>
    <meta:print-date>2011-02-09T08:25:00</meta:print-date>
    <meta:editing-cycles>6</meta:editing-cycles>
    <meta:editing-duration>PT581H08M30S</meta:editing-duration>
    <meta:generator>OpenOffice.org/3.2$Unix OpenOffice.org_project/320m12$Build-9483</meta:generator>
    <meta:document-statistic meta:table-count="2" meta:image-count="0" meta:object-count="0" meta:page-count="4" meta:paragraph-count="58" meta:word-count="1043" meta:character-count="7101"/>
  </office:meta>
</office:document-meta>
</file>